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81464" officeooo:paragraph-rsid="00081464" style:font-size-asian="20pt" style:font-size-complex="20pt"/>
    </style:style>
    <style:style style:name="P2" style:family="paragraph" style:parent-style-name="Standard">
      <style:text-properties fo:font-size="20pt" officeooo:rsid="00081464" officeooo:paragraph-rsid="00081464" style:font-size-asian="20pt" style:font-size-complex="20pt"/>
    </style:style>
    <style:style style:name="P3" style:family="paragraph" style:parent-style-name="Standard">
      <style:text-properties fo:font-size="20pt" officeooo:rsid="000c0ea3" officeooo:paragraph-rsid="000c0ea3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&lt;sk&gt;&lt;sk&gt;<text:tab/><text:tab/><text:tab/>Neustart</text:p>
      <text:p text:style-name="P1"/>
      <text:p text:style-name="P1">&lt;ka&gt;&lt;ka&gt;<text:tab/><text:tab/><text:tab/>Chasermode</text:p>
      <text:p text:style-name="P1"/>
      <text:p text:style-name="P1">&lt;qrl?&gt;<text:tab/><text:tab/><text:tab/><text:tab/>Activatormode</text:p>
      <text:p text:style-name="P1"/>
      <text:p text:style-name="P1">&lt;as&gt;&lt;as&gt;<text:tab/><text:tab/><text:tab/>Trainingsmode keying</text:p>
      <text:p text:style-name="P1"/>
      <text:p text:style-name="P1"/>
      <text:p text:style-name="P1"/>
      <text:p text:style-name="P1"/>
      <text:p text:style-name="P1">Activator: CQ SOTA DE XY2ABC XY/KB023 K</text:p>
      <text:p text:style-name="P1"/>
      <text:p text:style-name="P1">Chaser <text:s text:c="2"/>: XY2DEF</text:p>
      <text:p text:style-name="P1"/>
      <text:p text:style-name="P1">Activator: XY2DEF GD 559 559 BK</text:p>
      <text:p text:style-name="P1"/>
      <text:p text:style-name="P1">Chaser <text:s text:c="2"/>: RR GD 559 559 REF XY/KB045 73 TU BK</text:p>
      <text:p text:style-name="P1"/>
      <text:p text:style-name="P1">Activator: 73 TU </text:p>
      <text:p text:style-name="P1"/>
      <text:p text:style-name="P1">Chaser <text:s text:c="2"/>: XY2GHJ</text:p>
      <text:p text:style-name="P1"/>
      <text:p text:style-name="P1"/>
      <text:p text:style-name="P3">8980 <text:tab/>Callsigns</text:p>
      <text:p text:style-name="P3"/>
      <text:p text:style-name="P3">41415<text:tab/>Summit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de" fo:country="CH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de" fo:country="CH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23T18:20:48.306000000</meta:creation-date>
    <dc:date>2023-10-25T18:01:36.928000000</dc:date>
    <meta:editing-duration>P1DT5H49M26S</meta:editing-duration>
    <meta:editing-cycles>2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12" meta:word-count="46" meta:character-count="289" meta:non-whitespace-character-count="238"/>
  </office:meta>
</office:document-meta>
</file>